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00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Default"/>
          <table:table-cell table:style-name="Default" office:value-type="string" calcext:value-type="string">
            <text:p>City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en.out.in</text:p>
          </table:table-cell>
          <table:table-cell table:style-name="Default" office:value-type="string" calcext:value-type="string">
            <text:p>en.out.gdp</text:p>
          </table:table-cell>
          <table:table-cell table:style-name="Default" office:value-type="string" calcext:value-type="string">
            <text:p>en.out.pop</text:p>
          </table:table-cell>
          <table:table-cell table:style-name="Default" office:value-type="string" calcext:value-type="string">
            <text:p>water.out.in</text:p>
          </table:table-cell>
          <table:table-cell table:style-name="Default" office:value-type="string" calcext:value-type="string">
            <text:p>envEff.gdp.waste</text:p>
          </table:table-cell>
          <table:table-cell table:style-name="Default" office:value-type="string" calcext:value-type="string">
            <text:p>CF</text:p>
          </table:table-cell>
          <table:table-cell table:style-name="Default" office:value-type="string" calcext:value-type="string">
            <text:p>WF</text:p>
          </table:table-cell>
          <table:table-cell table:style-name="Default" office:value-type="string" calcext:value-type="string">
            <text:p>bl.heating.rad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eijing</text:p>
          </table:table-cell>
          <table:table-cell office:value-type="float" office:value="2001" calcext:value-type="float">
            <text:p>2001</text:p>
          </table:table-cell>
          <table:table-cell office:value-type="float" office:value="1.16772779051776" calcext:value-type="float">
            <text:p>1.1677277905</text:p>
          </table:table-cell>
          <table:table-cell office:value-type="float" office:value="0.00000810115896437508" calcext:value-type="float">
            <text:p>8.10115896437508E-006</text:p>
          </table:table-cell>
          <table:table-cell office:value-type="float" office:value="0.0657191307486824" calcext:value-type="float">
            <text:p>0.0657191307</text:p>
          </table:table-cell>
          <table:table-cell office:value-type="float" office:value="0.867302688638335" calcext:value-type="float">
            <text:p>0.8673026886</text:p>
          </table:table-cell>
          <table:table-cell office:value-type="string" calcext:value-type="string">
            <text:p>Inf</text:p>
          </table:table-cell>
          <table:table-cell office:value-type="float" office:value="203830.0732039" calcext:value-type="float">
            <text:p>203830.0732039</text:p>
          </table:table-cell>
          <table:table-cell office:value-type="float" office:value="13130585905.5691" calcext:value-type="float">
            <text:p>13130585905.5691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Beijing</text:p>
          </table:table-cell>
          <table:table-cell office:value-type="float" office:value="2006" calcext:value-type="float">
            <text:p>2006</text:p>
          </table:table-cell>
          <table:table-cell office:value-type="float" office:value="1.20264042649604" calcext:value-type="float">
            <text:p>1.2026404265</text:p>
          </table:table-cell>
          <table:table-cell office:value-type="float" office:value="0.00000529997746310903" calcext:value-type="float">
            <text:p>0.0000053</text:p>
          </table:table-cell>
          <table:table-cell office:value-type="float" office:value="0.076780863835103" calcext:value-type="float">
            <text:p>0.0767808638</text:p>
          </table:table-cell>
          <table:table-cell office:value-type="float" office:value="0.867302688638335" calcext:value-type="float">
            <text:p>0.8673026886</text:p>
          </table:table-cell>
          <table:table-cell office:value-type="float" office:value="48512265.8140556" calcext:value-type="float">
            <text:p>48512265.8140556</text:p>
          </table:table-cell>
          <table:table-cell office:value-type="float" office:value="268914.8272303" calcext:value-type="float">
            <text:p>268914.8272303</text:p>
          </table:table-cell>
          <table:table-cell office:value-type="float" office:value="12106891816.1891" calcext:value-type="float">
            <text:p>12106891816.1891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Beijing</text:p>
          </table:table-cell>
          <table:table-cell office:value-type="float" office:value="2011" calcext:value-type="float">
            <text:p>2011</text:p>
          </table:table-cell>
          <table:table-cell office:value-type="float" office:value="1.52860978895226" calcext:value-type="float">
            <text:p>1.528609789</text:p>
          </table:table-cell>
          <table:table-cell office:value-type="float" office:value="0.00000361545863806693" calcext:value-type="float">
            <text:p>3.61545863806693E-006</text:p>
          </table:table-cell>
          <table:table-cell office:value-type="float" office:value="0.0693055444367383" calcext:value-type="float">
            <text:p>0.0693055444</text:p>
          </table:table-cell>
          <table:table-cell office:value-type="float" office:value="0.867302688638335" calcext:value-type="float">
            <text:p>0.8673026886</text:p>
          </table:table-cell>
          <table:table-cell office:value-type="float" office:value="73841192.2981509" calcext:value-type="float">
            <text:p>73841192.2981509</text:p>
          </table:table-cell>
          <table:table-cell office:value-type="float" office:value="281713.3725824" calcext:value-type="float">
            <text:p>281713.3725824</text:p>
          </table:table-cell>
          <table:table-cell office:value-type="float" office:value="12806232551.7041" calcext:value-type="float">
            <text:p>12806232551.7041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Buenos Aires</text:p>
          </table:table-cell>
          <table:table-cell office:value-type="float" office:value="2001" calcext:value-type="float">
            <text:p>2001</text:p>
          </table:table-cell>
          <table:table-cell office:value-type="float" office:value="1.17888610525379" calcext:value-type="float">
            <text:p>1.1788861053</text:p>
          </table:table-cell>
          <table:table-cell office:value-type="float" office:value="0.0000111987466298858" calcext:value-type="float">
            <text:p>1.11987466298858E-005</text:p>
          </table:table-cell>
          <table:table-cell office:value-type="float" office:value="0.0508313064571368" calcext:value-type="float">
            <text:p>0.0508313065</text:p>
          </table:table-cell>
          <table:table-cell office:value-type="string" calcext:value-type="string">
            <text:p>NA</text:p>
          </table:table-cell>
          <table:table-cell office:value-type="float" office:value="11490998.4537221" calcext:value-type="float">
            <text:p>11490998.4537221</text:p>
          </table:table-cell>
          <table:table-cell office:value-type="float" office:value="99362.8358466" calcext:value-type="float">
            <text:p>99362.8358466</text:p>
          </table:table-cell>
          <table:table-cell office:value-type="float" office:value="836.68238" calcext:value-type="float">
            <text:p>836.68238</text:p>
          </table:table-cell>
          <table:table-cell office:value-type="float" office:value="211.789285714286" calcext:value-type="float">
            <text:p>211.78928571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Buenos Aires</text:p>
          </table:table-cell>
          <table:table-cell office:value-type="float" office:value="2006" calcext:value-type="float">
            <text:p>2006</text:p>
          </table:table-cell>
          <table:table-cell office:value-type="float" office:value="1.17958680496514" calcext:value-type="float">
            <text:p>1.179586805</text:p>
          </table:table-cell>
          <table:table-cell office:value-type="float" office:value="0.00000885989147895922" calcext:value-type="float">
            <text:p>8.85989147895922E-006</text:p>
          </table:table-cell>
          <table:table-cell office:value-type="string" calcext:value-type="string">
            <text:p>Inf</text:p>
          </table:table-cell>
          <table:table-cell office:value-type="float" office:value="0.567999952533335" calcext:value-type="float">
            <text:p>0.5679999525</text:p>
          </table:table-cell>
          <table:table-cell office:value-type="float" office:value="18418629.8875276" calcext:value-type="float">
            <text:p>18418629.8875276</text:p>
          </table:table-cell>
          <table:table-cell office:value-type="float" office:value="110824.9119669" calcext:value-type="float">
            <text:p>110824.9119669</text:p>
          </table:table-cell>
          <table:table-cell office:value-type="float" office:value="5193707723.80503" calcext:value-type="float">
            <text:p>5193707723.80503</text:p>
          </table:table-cell>
          <table:table-cell office:value-type="float" office:value="270.097023809524" calcext:value-type="float">
            <text:p>270.097023809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Default" office:value-type="string" calcext:value-type="string">
            <text:p>Buenos Aires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71213537523906" calcext:value-type="float">
            <text:p>1.7121353752</text:p>
          </table:table-cell>
          <table:table-cell table:style-name="Default" office:value-type="float" office:value="0.00000632515232110432" calcext:value-type="float">
            <text:p>6.32515232110432E-006</text:p>
          </table:table-cell>
          <table:table-cell table:style-name="Default" office:value-type="float" office:value="0.0537803706230705" calcext:value-type="float">
            <text:p>0.0537803706</text:p>
          </table:table-cell>
          <table:table-cell table:style-name="Default" office:value-type="float" office:value="0.568000087794265" calcext:value-type="float">
            <text:p>0.5680000878</text:p>
          </table:table-cell>
          <table:table-cell table:style-name="Default" office:value-type="float" office:value="24032646.8940631" calcext:value-type="float">
            <text:p>24032646.8940631</text:p>
          </table:table-cell>
          <table:table-cell table:style-name="Default" office:value-type="float" office:value="112092.1379025" calcext:value-type="float">
            <text:p>112092.1379025</text:p>
          </table:table-cell>
          <table:table-cell table:style-name="Default" office:value-type="float" office:value="6559582894.84497" calcext:value-type="float">
            <text:p>6559582894.84497</text:p>
          </table:table-cell>
          <table:table-cell table:style-name="Default" office:value-type="float" office:value="267.833928571429" calcext:value-type="float">
            <text:p>267.833928571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Cairo</text:p>
          </table:table-cell>
          <table:table-cell office:value-type="float" office:value="2001" calcext:value-type="float">
            <text:p>2001</text:p>
          </table:table-cell>
          <table:table-cell office:value-type="float" office:value="0.947467152224352" calcext:value-type="float">
            <text:p>0.9474671522</text:p>
          </table:table-cell>
          <table:table-cell office:value-type="string" calcext:value-type="string">
            <text:p>Inf</text:p>
          </table:table-cell>
          <table:table-cell office:value-type="float" office:value="0.0100720119665341" calcext:value-type="float">
            <text:p>0.01007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19.4430071" calcext:value-type="float">
            <text:p>36419.4430071</text:p>
          </table:table-cell>
          <table:table-cell office:value-type="float" office:value="5426640766.05457" calcext:value-type="float">
            <text:p>5426640766.05457</text:p>
          </table:table-cell>
          <table:table-cell office:value-type="float" office:value="31.1072692307692" calcext:value-type="float">
            <text:p>31.1072692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airo</text:p>
          </table:table-cell>
          <table:table-cell office:value-type="float" office:value="2006" calcext:value-type="float">
            <text:p>2006</text:p>
          </table:table-cell>
          <table:table-cell office:value-type="float" office:value="0.952062633821349" calcext:value-type="float">
            <text:p>0.9520626338</text:p>
          </table:table-cell>
          <table:table-cell office:value-type="string" calcext:value-type="string">
            <text:p>Inf</text:p>
          </table:table-cell>
          <table:table-cell office:value-type="float" office:value="0.0174786915167956" calcext:value-type="float">
            <text:p>0.0174786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15.4721991" calcext:value-type="float">
            <text:p>69915.4721991</text:p>
          </table:table-cell>
          <table:table-cell office:value-type="float" office:value="9241912889.88688" calcext:value-type="float">
            <text:p>9241912889.88688</text:p>
          </table:table-cell>
          <table:table-cell office:value-type="float" office:value="91.2809230769231" calcext:value-type="float">
            <text:p>91.28092307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Default" office:value-type="string" calcext:value-type="string">
            <text:p>Cairo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0.941698708780413" calcext:value-type="float">
            <text:p>0.9416987088</text:p>
          </table:table-cell>
          <table:table-cell table:style-name="Default" office:value-type="float" office:value="0.0000103151544730008" calcext:value-type="float">
            <text:p>1.03151544730008E-005</text:p>
          </table:table-cell>
          <table:table-cell table:style-name="Default" office:value-type="float" office:value="0.0168607083295174" calcext:value-type="float">
            <text:p>0.0168607083</text:p>
          </table:table-cell>
          <table:table-cell table:style-name="Default" office:value-type="float" office:value="0.942224620202654" calcext:value-type="float">
            <text:p>0.9422246202</text:p>
          </table:table-cell>
          <table:table-cell table:style-name="Default" office:value-type="float" office:value="3504039.46162825" calcext:value-type="float">
            <text:p>3504039.46162825</text:p>
          </table:table-cell>
          <table:table-cell table:style-name="Default" office:value-type="float" office:value="111544.8349888" calcext:value-type="float">
            <text:p>111544.8349888</text:p>
          </table:table-cell>
          <table:table-cell table:style-name="Default" office:value-type="float" office:value="12035842010.7741" calcext:value-type="float">
            <text:p>12035842010.7741</text:p>
          </table:table-cell>
          <table:table-cell table:style-name="Default" office:value-type="float" office:value="96.5246538461539" calcext:value-type="float">
            <text:p>96.5246538462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Default" office:value-type="string" calcext:value-type="string">
            <text:p>Delhi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.04998467934679" calcext:value-type="float">
            <text:p>1.0499846793</text:p>
          </table:table-cell>
          <table:table-cell table:style-name="Default" office:value-type="float" office:value="0.00000297951357039948" calcext:value-type="float">
            <text:p>2.97951357039948E-006</text:p>
          </table:table-cell>
          <table:table-cell table:style-name="Default" office:value-type="float" office:value="0.0105766012753179" calcext:value-type="float">
            <text:p>0.0105766013</text:p>
          </table:table-cell>
          <table:table-cell table:style-name="Default" office:value-type="float" office:value="0.714285716898317" calcext:value-type="float">
            <text:p>0.7142857169</text:p>
          </table:table-cell>
          <table:table-cell table:style-name="Default" office:value-type="float" office:value="22017992.1500224" calcext:value-type="float">
            <text:p>22017992.1500224</text:p>
          </table:table-cell>
          <table:table-cell table:style-name="Default" office:value-type="float" office:value="33102.2298383" calcext:value-type="float">
            <text:p>33102.2298383</text:p>
          </table:table-cell>
          <table:table-cell table:style-name="Default" office:value-type="float" office:value="3589215679.2913" calcext:value-type="float">
            <text:p>3589215679.2913</text:p>
          </table:table-cell>
          <table:table-cell table:style-name="Default" office:value-type="float" office:value="20.482710710599" calcext:value-type="float">
            <text:p>20.4827107106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Default" office:value-type="string" calcext:value-type="string">
            <text:p>Delhi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01341379839367" calcext:value-type="float">
            <text:p>1.0134137984</text:p>
          </table:table-cell>
          <table:table-cell table:style-name="Default" office:value-type="float" office:value="0.00000276912556819327" calcext:value-type="float">
            <text:p>2.76912556819327E-006</text:p>
          </table:table-cell>
          <table:table-cell table:style-name="Default" office:value-type="float" office:value="0.0116903518518519" calcext:value-type="float">
            <text:p>0.0116903519</text:p>
          </table:table-cell>
          <table:table-cell table:style-name="Default" office:value-type="float" office:value="0.714285713008493" calcext:value-type="float">
            <text:p>0.714285713</text:p>
          </table:table-cell>
          <table:table-cell table:style-name="Default" office:value-type="float" office:value="27994742.7191977" calcext:value-type="float">
            <text:p>27994742.7191977</text:p>
          </table:table-cell>
          <table:table-cell table:style-name="Default" office:value-type="float" office:value="46548.6219469" calcext:value-type="float">
            <text:p>46548.6219469</text:p>
          </table:table-cell>
          <table:table-cell table:style-name="Default" office:value-type="float" office:value="3699596045.98361" calcext:value-type="float">
            <text:p>3699596045.98361</text:p>
          </table:table-cell>
          <table:table-cell table:style-name="Default" office:value-type="float" office:value="21.5342800546829" calcext:value-type="float">
            <text:p>21.5342800547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Default" office:value-type="string" calcext:value-type="string">
            <text:p>Delhi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20748027529327" calcext:value-type="float">
            <text:p>1.2074802753</text:p>
          </table:table-cell>
          <table:table-cell table:style-name="Default" office:value-type="float" office:value="0.00000162768647535396" calcext:value-type="float">
            <text:p>1.62768647535396E-006</text:p>
          </table:table-cell>
          <table:table-cell table:style-name="Default" office:value-type="float" office:value="0.0137419364081027" calcext:value-type="float">
            <text:p>0.0137419364</text:p>
          </table:table-cell>
          <table:table-cell table:style-name="Default" office:value-type="float" office:value="0.714285715299965" calcext:value-type="float">
            <text:p>0.7142857153</text:p>
          </table:table-cell>
          <table:table-cell table:style-name="Default" office:value-type="float" office:value="33996196.7241918" calcext:value-type="float">
            <text:p>33996196.7241918</text:p>
          </table:table-cell>
          <table:table-cell table:style-name="Default" office:value-type="float" office:value="70692.7631432" calcext:value-type="float">
            <text:p>70692.7631432</text:p>
          </table:table-cell>
          <table:table-cell table:style-name="Default" office:value-type="float" office:value="4500674723.40037" calcext:value-type="float">
            <text:p>4500674723.40037</text:p>
          </table:table-cell>
          <table:table-cell table:style-name="Default" office:value-type="float" office:value="29.3631392461569" calcext:value-type="float">
            <text:p>29.3631392462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Default" office:value-type="string" calcext:value-type="string">
            <text:p>Dhaka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.04527025871985" calcext:value-type="float">
            <text:p>1.0452702587</text:p>
          </table:table-cell>
          <table:table-cell table:style-name="Default" office:value-type="float" office:value="0.00000516027554651754" calcext:value-type="float">
            <text:p>5.16027554651754E-006</text:p>
          </table:table-cell>
          <table:table-cell table:style-name="Default" office:value-type="float" office:value="0.0191127056575255" calcext:value-type="float">
            <text:p>0.0191127057</text:p>
          </table:table-cell>
          <table:table-cell table:style-name="Default" office:value-type="float" office:value="0.641025641025641" calcext:value-type="float">
            <text:p>0.641025641</text:p>
          </table:table-cell>
          <table:table-cell table:style-name="Default" office:value-type="float" office:value="51324200.913242" calcext:value-type="float">
            <text:p>51324200.913242</text:p>
          </table:table-cell>
          <table:table-cell table:style-name="Default" office:value-type="float" office:value="40702.7684809" calcext:value-type="float">
            <text:p>40702.7684809</text:p>
          </table:table-cell>
          <table:table-cell table:style-name="Default" office:value-type="float" office:value="952988062.539459" calcext:value-type="float">
            <text:p>952988062.539459</text:p>
          </table:table-cell>
          <table:table-cell table:style-name="Default" office:value-type="float" office:value="105.213499413834" calcext:value-type="float">
            <text:p>105.2134994138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Default" office:value-type="string" calcext:value-type="string">
            <text:p>Dhaka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05296270305464" calcext:value-type="float">
            <text:p>1.0529627031</text:p>
          </table:table-cell>
          <table:table-cell table:style-name="Default" office:value-type="float" office:value="0.00000518299256842487" calcext:value-type="float">
            <text:p>0.000005183</text:p>
          </table:table-cell>
          <table:table-cell table:style-name="Default" office:value-type="float" office:value="0.0221487602665637" calcext:value-type="float">
            <text:p>0.0221487603</text:p>
          </table:table-cell>
          <table:table-cell table:style-name="Default" office:value-type="float" office:value="0.735240200433707" calcext:value-type="float">
            <text:p>0.7352402004</text:p>
          </table:table-cell>
          <table:table-cell table:style-name="Default" office:value-type="float" office:value="55981735.1598174" calcext:value-type="float">
            <text:p>55981735.1598174</text:p>
          </table:table-cell>
          <table:table-cell table:style-name="Default" office:value-type="float" office:value="56092.6490332" calcext:value-type="float">
            <text:p>56092.6490332</text:p>
          </table:table-cell>
          <table:table-cell table:style-name="Default" office:value-type="float" office:value="1429543566.17416" calcext:value-type="float">
            <text:p>1429543566.17416</text:p>
          </table:table-cell>
          <table:table-cell table:style-name="Default" office:value-type="float" office:value="147.901852286049" calcext:value-type="float">
            <text:p>147.901852286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Default" office:value-type="string" calcext:value-type="string">
            <text:p>Dhaka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08455018753212" calcext:value-type="float">
            <text:p>1.0845501875</text:p>
          </table:table-cell>
          <table:table-cell table:style-name="Default" office:value-type="float" office:value="0.00000414025795347867" calcext:value-type="float">
            <text:p>4.14025795347867E-006</text:p>
          </table:table-cell>
          <table:table-cell table:style-name="Default" office:value-type="float" office:value="0.025417023926265" calcext:value-type="float">
            <text:p>0.0254170239</text:p>
          </table:table-cell>
          <table:table-cell table:style-name="Default" office:value-type="float" office:value="0.751484186096349" calcext:value-type="float">
            <text:p>0.7514841861</text:p>
          </table:table-cell>
          <table:table-cell table:style-name="Default" office:value-type="float" office:value="69120403.7490988" calcext:value-type="float">
            <text:p>69120403.7490988</text:p>
          </table:table-cell>
          <table:table-cell table:style-name="Default" office:value-type="float" office:value="102879.3726404" calcext:value-type="float">
            <text:p>102879.3726404</text:p>
          </table:table-cell>
          <table:table-cell table:style-name="Default" office:value-type="float" office:value="2025653719.03498" calcext:value-type="float">
            <text:p>2025653719.03498</text:p>
          </table:table-cell>
          <table:table-cell table:style-name="Default" office:value-type="float" office:value="204.327438452521" calcext:value-type="float">
            <text:p>204.327438452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Guangzhou</text:p>
          </table:table-cell>
          <table:table-cell office:value-type="float" office:value="2001" calcext:value-type="float">
            <text:p>2001</text:p>
          </table:table-cell>
          <table:table-cell office:value-type="float" office:value="1.23730810092248" calcext:value-type="float">
            <text:p>1.2373081009</text:p>
          </table:table-cell>
          <table:table-cell office:value-type="float" office:value="0.00000465174934037141" calcext:value-type="float">
            <text:p>4.65174934037141E-006</text:p>
          </table:table-cell>
          <table:table-cell office:value-type="float" office:value="0.0401871191371959" calcext:value-type="float">
            <text:p>0.0401871191</text:p>
          </table:table-cell>
          <table:table-cell office:value-type="float" office:value="1" calcext:value-type="float">
            <text:p>1</text:p>
          </table:table-cell>
          <table:table-cell office:value-type="float" office:value="35291245.6532787" calcext:value-type="float">
            <text:p>35291245.6532787</text:p>
          </table:table-cell>
          <table:table-cell office:value-type="float" office:value="96084.0782537" calcext:value-type="float">
            <text:p>96084.0782537</text:p>
          </table:table-cell>
          <table:table-cell office:value-type="float" office:value="28686000540.6786" calcext:value-type="float">
            <text:p>28686000540.6786</text:p>
          </table:table-cell>
          <table:table-cell office:value-type="float" office:value="161.329184411287" calcext:value-type="float">
            <text:p>161.32918441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Default" office:value-type="string" calcext:value-type="string">
            <text:p>Guangzhou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20546348842647" calcext:value-type="float">
            <text:p>1.2054634884</text:p>
          </table:table-cell>
          <table:table-cell table:style-name="Default" office:value-type="float" office:value="0.00000456054327381884" calcext:value-type="float">
            <text:p>4.56054327381884E-006</text:p>
          </table:table-cell>
          <table:table-cell table:style-name="Default" office:value-type="float" office:value="0.0795129793510325" calcext:value-type="float">
            <text:p>0.0795129794</text:p>
          </table:table-cell>
          <table:table-cell table:style-name="Default" office:value-type="float" office:value="0.970078755396214" calcext:value-type="float">
            <text:p>0.9700787554</text:p>
          </table:table-cell>
          <table:table-cell table:style-name="Default" office:value-type="float" office:value="68144105.3219608" calcext:value-type="float">
            <text:p>68144105.3219608</text:p>
          </table:table-cell>
          <table:table-cell table:style-name="Default" office:value-type="float" office:value="190002.5130474" calcext:value-type="float">
            <text:p>190002.5130474</text:p>
          </table:table-cell>
          <table:table-cell table:style-name="Default" office:value-type="float" office:value="27344371353.1793" calcext:value-type="float">
            <text:p>27344371353.1793</text:p>
          </table:table-cell>
          <table:table-cell table:style-name="Default" office:value-type="float" office:value="329.606115383437" calcext:value-type="float">
            <text:p>329.6061153834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Default" office:value-type="string" calcext:value-type="string">
            <text:p>Guangzhou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12964284745393" calcext:value-type="float">
            <text:p>1.1296428475</text:p>
          </table:table-cell>
          <table:table-cell table:style-name="Default" office:value-type="float" office:value="0.00000389233282828897" calcext:value-type="float">
            <text:p>3.89233282828897E-006</text:p>
          </table:table-cell>
          <table:table-cell table:style-name="Default" office:value-type="float" office:value="0.090291037062597" calcext:value-type="float">
            <text:p>0.0902910371</text:p>
          </table:table-cell>
          <table:table-cell table:style-name="Default" office:value-type="float" office:value="0.963770695431434" calcext:value-type="float">
            <text:p>0.9637706954</text:p>
          </table:table-cell>
          <table:table-cell table:style-name="Default" office:value-type="float" office:value="92217286.0291183" calcext:value-type="float">
            <text:p>92217286.0291183</text:p>
          </table:table-cell>
          <table:table-cell table:style-name="Default" office:value-type="float" office:value="268312.4515381" calcext:value-type="float">
            <text:p>268312.4515381</text:p>
          </table:table-cell>
          <table:table-cell table:style-name="Default" office:value-type="float" office:value="23828493952.2484" calcext:value-type="float">
            <text:p>23828493952.2484</text:p>
          </table:table-cell>
          <table:table-cell table:style-name="Default" office:value-type="float" office:value="462.650441189987" calcext:value-type="float">
            <text:p>462.65044119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Default" office:value-type="string" calcext:value-type="string">
            <text:p>Istanbul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.1579056981955" calcext:value-type="float">
            <text:p>1.1579056982</text:p>
          </table:table-cell>
          <table:table-cell table:style-name="Default" office:value-type="float" office:value="0.0000217603540230828" calcext:value-type="float">
            <text:p>2.17603540230828E-005</text:p>
          </table:table-cell>
          <table:table-cell table:style-name="Default" office:value-type="float" office:value="0.0461972315910048" calcext:value-type="float">
            <text:p>0.0461972316</text:p>
          </table:table-cell>
          <table:table-cell table:style-name="Default" office:value-type="float" office:value="0.72463768115942" calcext:value-type="float">
            <text:p>0.7246376812</text:p>
          </table:table-cell>
          <table:table-cell table:style-name="Default" office:value-type="float" office:value="2868023.59574011" calcext:value-type="float">
            <text:p>2868023.59574011</text:p>
          </table:table-cell>
          <table:table-cell table:style-name="Default" office:value-type="float" office:value="91341.67936" calcext:value-type="float">
            <text:p>91341.67936</text:p>
          </table:table-cell>
          <table:table-cell table:style-name="Default" office:value-type="float" office:value="1632960561.07332" calcext:value-type="float">
            <text:p>1632960561.07332</text:p>
          </table:table-cell>
          <table:table-cell table:style-name="Default" office:value-type="float" office:value="203.415862068966" calcext:value-type="float">
            <text:p>203.415862069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Default" office:value-type="string" calcext:value-type="string">
            <text:p>Istanbul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26158487903045" calcext:value-type="float">
            <text:p>1.261584879</text:p>
          </table:table-cell>
          <table:table-cell table:style-name="Default" office:value-type="float" office:value="0.00000484027992887053" calcext:value-type="float">
            <text:p>4.84027992887053E-006</text:p>
          </table:table-cell>
          <table:table-cell table:style-name="Default" office:value-type="float" office:value="0.036302099466529" calcext:value-type="float">
            <text:p>0.0363020995</text:p>
          </table:table-cell>
          <table:table-cell table:style-name="Default" office:value-type="float" office:value="0.775193798449612" calcext:value-type="float">
            <text:p>0.7751937984</text:p>
          </table:table-cell>
          <table:table-cell table:style-name="Default" office:value-type="float" office:value="10343784.1173399" calcext:value-type="float">
            <text:p>10343784.1173399</text:p>
          </table:table-cell>
          <table:table-cell table:style-name="Default" office:value-type="float" office:value="70590.45676" calcext:value-type="float">
            <text:p>70590.45676</text:p>
          </table:table-cell>
          <table:table-cell table:style-name="Default" office:value-type="float" office:value="1826282430.4695" calcext:value-type="float">
            <text:p>1826282430.4695</text:p>
          </table:table-cell>
          <table:table-cell table:style-name="Default" office:value-type="float" office:value="174.637931034483" calcext:value-type="float">
            <text:p>174.6379310345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Default" office:value-type="string" calcext:value-type="string">
            <text:p>Istanbul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43970567576691" calcext:value-type="float">
            <text:p>1.4397056758</text:p>
          </table:table-cell>
          <table:table-cell table:style-name="Default" office:value-type="float" office:value="0.00000355209560953503" calcext:value-type="float">
            <text:p>3.55209560953503E-006</text:p>
          </table:table-cell>
          <table:table-cell table:style-name="Default" office:value-type="float" office:value="0.0370980865459838" calcext:value-type="float">
            <text:p>0.0370980865</text:p>
          </table:table-cell>
          <table:table-cell table:style-name="Default" office:value-type="float" office:value="0.847458342035116" calcext:value-type="float">
            <text:p>0.847458342</text:p>
          </table:table-cell>
          <table:table-cell table:style-name="Default" office:value-type="float" office:value="14382098.3980399" calcext:value-type="float">
            <text:p>14382098.3980399</text:p>
          </table:table-cell>
          <table:table-cell table:style-name="Default" office:value-type="float" office:value="87520.67656" calcext:value-type="float">
            <text:p>87520.67656</text:p>
          </table:table-cell>
          <table:table-cell table:style-name="Default" office:value-type="float" office:value="1979674389.40766" calcext:value-type="float">
            <text:p>1979674389.40766</text:p>
          </table:table-cell>
          <table:table-cell table:style-name="Default" office:value-type="float" office:value="197.458620689655" calcext:value-type="float">
            <text:p>197.458620689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akarta</text:p>
          </table:table-cell>
          <table:table-cell office:value-type="float" office:value="2001" calcext:value-type="float">
            <text:p>2001</text:p>
          </table:table-cell>
          <table:table-cell office:value-type="float" office:value="1.22724086221894" calcext:value-type="float">
            <text:p>1.2272408622</text:p>
          </table:table-cell>
          <table:table-cell office:value-type="float" office:value="0.00000808357020192329" calcext:value-type="float">
            <text:p>8.08357020192329E-006</text:p>
          </table:table-cell>
          <table:table-cell office:value-type="float" office:value="0.0394796025861558" calcext:value-type="float">
            <text:p>0.0394796026</text:p>
          </table:table-cell>
          <table:table-cell office:value-type="float" office:value="1" calcext:value-type="float">
            <text:p>1</text:p>
          </table:table-cell>
          <table:table-cell office:value-type="float" office:value="8469404.96860677" calcext:value-type="float">
            <text:p>8469404.96860677</text:p>
          </table:table-cell>
          <table:table-cell office:value-type="float" office:value="63632.521529" calcext:value-type="float">
            <text:p>63632.521529</text:p>
          </table:table-cell>
          <table:table-cell office:value-type="float" office:value="884049990.20437" calcext:value-type="float">
            <text:p>884049990.20437</text:p>
          </table:table-cell>
          <table:table-cell office:value-type="float" office:value="74.7853260273973" calcext:value-type="float">
            <text:p>74.7853260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Jakarta</text:p>
          </table:table-cell>
          <table:table-cell office:value-type="float" office:value="2006" calcext:value-type="float">
            <text:p>2006</text:p>
          </table:table-cell>
          <table:table-cell office:value-type="float" office:value="1.08264858837031" calcext:value-type="float">
            <text:p>1.0826485884</text:p>
          </table:table-cell>
          <table:table-cell office:value-type="float" office:value="0.0000136948993978816" calcext:value-type="float">
            <text:p>1.36948993978816E-005</text:p>
          </table:table-cell>
          <table:table-cell office:value-type="float" office:value="0.0765254984081209" calcext:value-type="float">
            <text:p>0.0765254984</text:p>
          </table:table-cell>
          <table:table-cell office:value-type="float" office:value="1" calcext:value-type="float">
            <text:p>1</text:p>
          </table:table-cell>
          <table:table-cell office:value-type="float" office:value="8844941.10679043" calcext:value-type="float">
            <text:p>8844941.10679043</text:p>
          </table:table-cell>
          <table:table-cell office:value-type="float" office:value="151258.5586879" calcext:value-type="float">
            <text:p>151258.5586879</text:p>
          </table:table-cell>
          <table:table-cell office:value-type="float" office:value="1127082260.83287" calcext:value-type="float">
            <text:p>1127082260.83287</text:p>
          </table:table-cell>
          <table:table-cell office:value-type="float" office:value="161.293512328767" calcext:value-type="float">
            <text:p>161.29351232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Jakarta</text:p>
          </table:table-cell>
          <table:table-cell office:value-type="float" office:value="2011" calcext:value-type="float">
            <text:p>2011</text:p>
          </table:table-cell>
          <table:table-cell office:value-type="float" office:value="1.62915877183152" calcext:value-type="float">
            <text:p>1.6291587718</text:p>
          </table:table-cell>
          <table:table-cell office:value-type="float" office:value="0.00000332608898055697" calcext:value-type="float">
            <text:p>3.32608898055697E-006</text:p>
          </table:table-cell>
          <table:table-cell office:value-type="float" office:value="0.033393535418437" calcext:value-type="float">
            <text:p>0.0333935354</text:p>
          </table:table-cell>
          <table:table-cell office:value-type="float" office:value="1" calcext:value-type="float">
            <text:p>1</text:p>
          </table:table-cell>
          <table:table-cell office:value-type="float" office:value="17899382.0638194" calcext:value-type="float">
            <text:p>17899382.0638194</text:p>
          </table:table-cell>
          <table:table-cell office:value-type="float" office:value="46078.4334872" calcext:value-type="float">
            <text:p>46078.4334872</text:p>
          </table:table-cell>
          <table:table-cell office:value-type="float" office:value="1647144462.4602" calcext:value-type="float">
            <text:p>1647144462.4602</text:p>
          </table:table-cell>
          <table:table-cell office:value-type="float" office:value="27.2262904109589" calcext:value-type="float">
            <text:p>27.2262904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Karach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f</text:p>
          </table:table-cell>
          <table:table-cell office:value-type="float" office:value="0.000000723171428571429" calcext:value-type="float">
            <text:p>7.23171428571429E-007</text:p>
          </table:table-cell>
          <table:table-cell office:value-type="float" office:value="0.0042185" calcext:value-type="float">
            <text:p>0.0042185</text:p>
          </table:table-cell>
          <table:table-cell office:value-type="float" office:value="0.715909090909091" calcext:value-type="float">
            <text:p>0.7159090909</text:p>
          </table:table-cell>
          <table:table-cell office:value-type="float" office:value="175000000" calcext:value-type="float">
            <text:p>175000000</text:p>
          </table:table-cell>
          <table:table-cell office:value-type="float" office:value="16.653582" calcext:value-type="float">
            <text:p>16.653582</text:p>
          </table:table-cell>
          <table:table-cell office:value-type="float" office:value="618469000" calcext:value-type="float">
            <text:p>618469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Karach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f</text:p>
          </table:table-cell>
          <table:table-cell office:value-type="float" office:value="0.000000749253333333333" calcext:value-type="float">
            <text:p>7.49253333333333E-007</text:p>
          </table:table-cell>
          <table:table-cell office:value-type="float" office:value="0.00416251851851852" calcext:value-type="float">
            <text:p>0.0041625185</text:p>
          </table:table-cell>
          <table:table-cell office:value-type="float" office:value="0.714828897338403" calcext:value-type="float">
            <text:p>0.7148288973</text:p>
          </table:table-cell>
          <table:table-cell office:value-type="float" office:value="74294205.0520059" calcext:value-type="float">
            <text:p>74294205.0520059</text:p>
          </table:table-cell>
          <table:table-cell office:value-type="float" office:value="23.4158885" calcext:value-type="float">
            <text:p>23.4158885</text:p>
          </table:table-cell>
          <table:table-cell office:value-type="float" office:value="851625000" calcext:value-type="float">
            <text:p>85162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Default" office:value-type="string" calcext:value-type="string">
            <text:p>Karachi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29930029613906" calcext:value-type="float">
            <text:p>1.2993002961</text:p>
          </table:table-cell>
          <table:table-cell table:style-name="Default" office:value-type="float" office:value="0.000003945648875" calcext:value-type="float">
            <text:p>3.945648875E-006</text:p>
          </table:table-cell>
          <table:table-cell table:style-name="Default" office:value-type="float" office:value="0.0203646393548387" calcext:value-type="float">
            <text:p>0.0203646394</text:p>
          </table:table-cell>
          <table:table-cell table:style-name="Default" office:value-type="float" office:value="0.714285714285714" calcext:value-type="float">
            <text:p>0.7142857143</text:p>
          </table:table-cell>
          <table:table-cell table:style-name="Default" office:value-type="float" office:value="50000000" calcext:value-type="float">
            <text:p>50000000</text:p>
          </table:table-cell>
          <table:table-cell table:style-name="Default" office:value-type="float" office:value="818527.1491203" calcext:value-type="float">
            <text:p>818527.1491203</text:p>
          </table:table-cell>
          <table:table-cell table:style-name="Default" office:value-type="float" office:value="1081004005.97324" calcext:value-type="float">
            <text:p>1081004005.97324</text:p>
          </table:table-cell>
          <table:table-cell table:style-name="Default" office:value-type="float" office:value="99.2964246775421" calcext:value-type="float">
            <text:p>99.296424677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Kolkata</text:p>
          </table:table-cell>
          <table:table-cell office:value-type="float" office:value="2001" calcext:value-type="float">
            <text:p>2001</text:p>
          </table:table-cell>
          <table:table-cell office:value-type="float" office:value="0.983388357750418" calcext:value-type="float">
            <text:p>0.9833883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9026629.3840376" calcext:value-type="float">
            <text:p>39026629.3840376</text:p>
          </table:table-cell>
          <table:table-cell office:value-type="float" office:value="1943.2609009" calcext:value-type="float">
            <text:p>1943.2609009</text:p>
          </table:table-cell>
          <table:table-cell office:value-type="float" office:value="10.4740632" calcext:value-type="float">
            <text:p>10.4740632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Kolkata</text:p>
          </table:table-cell>
          <table:table-cell office:value-type="float" office:value="2006" calcext:value-type="float">
            <text:p>2006</text:p>
          </table:table-cell>
          <table:table-cell office:value-type="float" office:value="2.28333012902457" calcext:value-type="float">
            <text:p>2.283330129</text:p>
          </table:table-cell>
          <table:table-cell office:value-type="float" office:value="0.000000830889559324703" calcext:value-type="float">
            <text:p>8.30889559324703E-007</text:p>
          </table:table-cell>
          <table:table-cell office:value-type="string" calcext:value-type="string">
            <text:p>Inf</text:p>
          </table:table-cell>
          <table:table-cell office:value-type="float" office:value="0.740740740740741" calcext:value-type="float">
            <text:p>0.7407407407</text:p>
          </table:table-cell>
          <table:table-cell office:value-type="float" office:value="63363115.0037488" calcext:value-type="float">
            <text:p>63363115.0037488</text:p>
          </table:table-cell>
          <table:table-cell office:value-type="float" office:value="5863.7395867" calcext:value-type="float">
            <text:p>5863.7395867</text:p>
          </table:table-cell>
          <table:table-cell office:value-type="float" office:value="1493872022.79926" calcext:value-type="float">
            <text:p>1493872022.79926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Kolkata</text:p>
          </table:table-cell>
          <table:table-cell office:value-type="float" office:value="2011" calcext:value-type="float">
            <text:p>2011</text:p>
          </table:table-cell>
          <table:table-cell office:value-type="float" office:value="2.465712596729" calcext:value-type="float">
            <text:p>2.4657125967</text:p>
          </table:table-cell>
          <table:table-cell office:value-type="float" office:value="0.000000834588867609714" calcext:value-type="float">
            <text:p>8.34588867609714E-007</text:p>
          </table:table-cell>
          <table:table-cell office:value-type="float" office:value="0.00481168019695397" calcext:value-type="float">
            <text:p>0.0048116802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76040585.5280374" calcext:value-type="float">
            <text:p>76040585.5280374</text:p>
          </table:table-cell>
          <table:table-cell office:value-type="float" office:value="17328.3435124" calcext:value-type="float">
            <text:p>17328.3435124</text:p>
          </table:table-cell>
          <table:table-cell office:value-type="float" office:value="2988914842.59781" calcext:value-type="float">
            <text:p>2988914842.59781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Lagos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Lago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3380829.1475569" calcext:value-type="float">
            <text:p>33380829.1475569</text:p>
          </table:table-cell>
          <table:table-cell office:value-type="float" office:value="0" calcext:value-type="float">
            <text:p>0</text:p>
          </table:table-cell>
          <table:table-cell office:value-type="float" office:value="3286272810" calcext:value-type="float">
            <text:p>3286272810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Lagos</text:p>
          </table:table-cell>
          <table:table-cell office:value-type="float" office:value="2011" calcext:value-type="float">
            <text:p>2011</text:p>
          </table:table-cell>
          <table:table-cell office:value-type="float" office:value="1.00954224922669" calcext:value-type="float">
            <text:p>1.0095422492</text:p>
          </table:table-cell>
          <table:table-cell office:value-type="float" office:value="0.00000433952461866953" calcext:value-type="float">
            <text:p>4.33952461866953E-006</text:p>
          </table:table-cell>
          <table:table-cell office:value-type="float" office:value="0.0296583559477469" calcext:value-type="float">
            <text:p>0.0296583559</text:p>
          </table:table-cell>
          <table:table-cell office:value-type="float" office:value="1" calcext:value-type="float">
            <text:p>1</text:p>
          </table:table-cell>
          <table:table-cell office:value-type="float" office:value="55366998.7233422" calcext:value-type="float">
            <text:p>55366998.7233422</text:p>
          </table:table-cell>
          <table:table-cell office:value-type="float" office:value="25332.0923597" calcext:value-type="float">
            <text:p>25332.0923597</text:p>
          </table:table-cell>
          <table:table-cell office:value-type="float" office:value="5584690837.75992" calcext:value-type="float">
            <text:p>5584690837.75992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Default" office:value-type="string" calcext:value-type="string">
            <text:p>London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.11486005342737" calcext:value-type="float">
            <text:p>1.1148600534</text:p>
          </table:table-cell>
          <table:table-cell table:style-name="Default" office:value-type="float" office:value="0.00000289005364289875" calcext:value-type="float">
            <text:p>2.89005364289875E-006</text:p>
          </table:table-cell>
          <table:table-cell table:style-name="Default" office:value-type="float" office:value="0.110781969026549" calcext:value-type="float">
            <text:p>0.110781969</text:p>
          </table:table-cell>
          <table:table-cell table:style-name="Default" office:value-type="float" office:value="0.758856594730008" calcext:value-type="float">
            <text:p>0.7588565947</text:p>
          </table:table-cell>
          <table:table-cell table:style-name="Default" office:value-type="float" office:value="68576431.3053995" calcext:value-type="float">
            <text:p>68576431.3053995</text:p>
          </table:table-cell>
          <table:table-cell table:style-name="Default" office:value-type="float" office:value="179067.532752" calcext:value-type="float">
            <text:p>179067.532752</text:p>
          </table:table-cell>
          <table:table-cell table:style-name="Default" office:value-type="float" office:value="1166188905.60915" calcext:value-type="float">
            <text:p>1166188905.60915</text:p>
          </table:table-cell>
          <table:table-cell table:style-name="Default" office:value-type="float" office:value="441.621333333333" calcext:value-type="float">
            <text:p>441.6213333333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Default" office:value-type="string" calcext:value-type="string">
            <text:p>London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23016932780843" calcext:value-type="float">
            <text:p>1.2301693278</text:p>
          </table:table-cell>
          <table:table-cell table:style-name="Default" office:value-type="float" office:value="0.00000203586293780796" calcext:value-type="float">
            <text:p>2.03586293780796E-006</text:p>
          </table:table-cell>
          <table:table-cell table:style-name="Default" office:value-type="float" office:value="0.101285975141123" calcext:value-type="float">
            <text:p>0.1012859751</text:p>
          </table:table-cell>
          <table:table-cell table:style-name="Default" office:value-type="float" office:value="0.708924124190603" calcext:value-type="float">
            <text:p>0.7089241242</text:p>
          </table:table-cell>
          <table:table-cell table:style-name="Default" office:value-type="float" office:value="108542931.483088" calcext:value-type="float">
            <text:p>108542931.483088</text:p>
          </table:table-cell>
          <table:table-cell table:style-name="Default" office:value-type="float" office:value="137761.540337" calcext:value-type="float">
            <text:p>137761.540337</text:p>
          </table:table-cell>
          <table:table-cell table:style-name="Default" office:value-type="float" office:value="1235143691.70443" calcext:value-type="float">
            <text:p>1235143691.70443</text:p>
          </table:table-cell>
          <table:table-cell table:style-name="Default" office:value-type="float" office:value="386.463428571429" calcext:value-type="float">
            <text:p>386.4634285714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Default" office:value-type="string" calcext:value-type="string">
            <text:p>London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49353996806149" calcext:value-type="float">
            <text:p>1.4935399681</text:p>
          </table:table-cell>
          <table:table-cell table:style-name="Default" office:value-type="float" office:value="0.00000184389565779271" calcext:value-type="float">
            <text:p>1.84389565779271E-006</text:p>
          </table:table-cell>
          <table:table-cell table:style-name="Default" office:value-type="float" office:value="0.0872777562255465" calcext:value-type="float">
            <text:p>0.0872777562</text:p>
          </table:table-cell>
          <table:table-cell table:style-name="Default" office:value-type="float" office:value="0.789404552176974" calcext:value-type="float">
            <text:p>0.7894045522</text:p>
          </table:table-cell>
          <table:table-cell table:style-name="Default" office:value-type="float" office:value="149266975.308642" calcext:value-type="float">
            <text:p>149266975.308642</text:p>
          </table:table-cell>
          <table:table-cell table:style-name="Default" office:value-type="float" office:value="129637.464511" calcext:value-type="float">
            <text:p>129637.464511</text:p>
          </table:table-cell>
          <table:table-cell table:style-name="Default" office:value-type="float" office:value="1265586334.32673" calcext:value-type="float">
            <text:p>1265586334.32673</text:p>
          </table:table-cell>
          <table:table-cell table:style-name="Default" office:value-type="float" office:value="368.231333333333" calcext:value-type="float">
            <text:p>368.231333333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Los Angeles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0000435033046630881" calcext:value-type="float">
            <text:p>0.000000435</text:p>
          </table:table-cell>
          <table:table-cell office:value-type="float" office:value="0.0237119875454074" calcext:value-type="float">
            <text:p>0.02371198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office:value-type="float" office:value="55120.41413" calcext:value-type="float">
            <text:p>55120.41413</text:p>
          </table:table-cell>
          <table:table-cell office:value-type="float" office:value="2180.69136" calcext:value-type="float">
            <text:p>2180.69136</text:p>
          </table:table-cell>
          <table:table-cell office:value-type="float" office:value="110.20984081042" calcext:value-type="float">
            <text:p>110.2098408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Los Angeles</text:p>
          </table:table-cell>
          <table:table-cell office:value-type="float" office:value="2006" calcext:value-type="float">
            <text:p>2006</text:p>
          </table:table-cell>
          <table:table-cell office:value-type="float" office:value="1.50717446051635" calcext:value-type="float">
            <text:p>1.5071744605</text:p>
          </table:table-cell>
          <table:table-cell office:value-type="float" office:value="0.00000107004358294561" calcext:value-type="float">
            <text:p>0.00000107</text:p>
          </table:table-cell>
          <table:table-cell office:value-type="float" office:value="0.0774462268210224" calcext:value-type="float">
            <text:p>0.07744622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office:value-type="float" office:value="104409.8605082" calcext:value-type="float">
            <text:p>104409.8605082</text:p>
          </table:table-cell>
          <table:table-cell office:value-type="float" office:value="1475.4796762" calcext:value-type="float">
            <text:p>1475.4796762</text:p>
          </table:table-cell>
          <table:table-cell office:value-type="float" office:value="241.95341051616" calcext:value-type="float">
            <text:p>241.95341051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Default" office:value-type="string" calcext:value-type="string">
            <text:p>Los Angeles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28027639181515" calcext:value-type="float">
            <text:p>1.2802763918</text:p>
          </table:table-cell>
          <table:table-cell table:style-name="Default" office:value-type="float" office:value="0.00000140500300452044" calcext:value-type="float">
            <text:p>0.000001405</text:p>
          </table:table-cell>
          <table:table-cell table:style-name="Default" office:value-type="float" office:value="0.10403330468197" calcext:value-type="float">
            <text:p>0.1040333047</text:p>
          </table:table-cell>
          <table:table-cell table:style-name="Default" office:value-type="float" office:value="0.909836065573771" calcext:value-type="float">
            <text:p>0.9098360656</text:p>
          </table:table-cell>
          <table:table-cell table:style-name="Default" office:value-type="float" office:value="119854386.651237" calcext:value-type="float">
            <text:p>119854386.651237</text:p>
          </table:table-cell>
          <table:table-cell table:style-name="Default" office:value-type="float" office:value="207298.18834" calcext:value-type="float">
            <text:p>207298.18834</text:p>
          </table:table-cell>
          <table:table-cell table:style-name="Default" office:value-type="float" office:value="11640004598.2857" calcext:value-type="float">
            <text:p>11640004598.2857</text:p>
          </table:table-cell>
          <table:table-cell table:style-name="Default" office:value-type="float" office:value="245.419845634346" calcext:value-type="float">
            <text:p>245.419845634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Manila</text:p>
          </table:table-cell>
          <table:table-cell office:value-type="float" office:value="2001" calcext:value-type="float">
            <text:p>2001</text:p>
          </table:table-cell>
          <table:table-cell office:value-type="float" office:value="1.29366968629338" calcext:value-type="float">
            <text:p>1.2936696863</text:p>
          </table:table-cell>
          <table:table-cell office:value-type="float" office:value="0.00000847573197623021" calcext:value-type="float">
            <text:p>8.47573197623021E-006</text:p>
          </table:table-cell>
          <table:table-cell office:value-type="float" office:value="0.055551186199731" calcext:value-type="float">
            <text:p>0.0555511862</text:p>
          </table:table-cell>
          <table:table-cell office:value-type="float" office:value="0.38425301900806" calcext:value-type="float">
            <text:p>0.384253019</text:p>
          </table:table-cell>
          <table:table-cell office:value-type="string" calcext:value-type="string">
            <text:p>Inf</text:p>
          </table:table-cell>
          <table:table-cell office:value-type="float" office:value="49880.190997" calcext:value-type="float">
            <text:p>49880.190997</text:p>
          </table:table-cell>
          <table:table-cell office:value-type="float" office:value="3466628485.62009" calcext:value-type="float">
            <text:p>3466628485.62009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Manila</text:p>
          </table:table-cell>
          <table:table-cell office:value-type="float" office:value="2006" calcext:value-type="float">
            <text:p>2006</text:p>
          </table:table-cell>
          <table:table-cell office:value-type="float" office:value="1.3703952317595" calcext:value-type="float">
            <text:p>1.3703952318</text:p>
          </table:table-cell>
          <table:table-cell office:value-type="float" office:value="0.00000593449076059994" calcext:value-type="float">
            <text:p>5.93449076059994E-006</text:p>
          </table:table-cell>
          <table:table-cell office:value-type="float" office:value="0.0496128057994123" calcext:value-type="float">
            <text:p>0.0496128058</text:p>
          </table:table-cell>
          <table:table-cell office:value-type="float" office:value="0.455291719042217" calcext:value-type="float">
            <text:p>0.455291719</text:p>
          </table:table-cell>
          <table:table-cell office:value-type="float" office:value="42444096.5402826" calcext:value-type="float">
            <text:p>42444096.5402826</text:p>
          </table:table-cell>
          <table:table-cell office:value-type="float" office:value="50855.3027622" calcext:value-type="float">
            <text:p>50855.3027622</text:p>
          </table:table-cell>
          <table:table-cell office:value-type="float" office:value="3203285824.10835" calcext:value-type="float">
            <text:p>3203285824.10835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42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75650085967988" calcext:value-type="float">
            <text:p>1.7565008597</text:p>
          </table:table-cell>
          <table:table-cell table:style-name="Default" office:value-type="float" office:value="0.00000398505613226619" calcext:value-type="float">
            <text:p>3.98505613226619E-006</text:p>
          </table:table-cell>
          <table:table-cell table:style-name="Default" office:value-type="float" office:value="0.0469748291473287" calcext:value-type="float">
            <text:p>0.0469748291</text:p>
          </table:table-cell>
          <table:table-cell table:style-name="Default" office:value-type="float" office:value="0.656939804020543" calcext:value-type="float">
            <text:p>0.656939804</text:p>
          </table:table-cell>
          <table:table-cell table:style-name="Default" office:value-type="float" office:value="52074798.9313421" calcext:value-type="float">
            <text:p>52074798.9313421</text:p>
          </table:table-cell>
          <table:table-cell table:style-name="Default" office:value-type="float" office:value="30132152002.7607" calcext:value-type="float">
            <text:p>30132152002.7607</text:p>
          </table:table-cell>
          <table:table-cell table:style-name="Default" office:value-type="float" office:value="3384054061.64404" calcext:value-type="float">
            <text:p>3384054061.64404</text:p>
          </table:table-cell>
          <table:table-cell table:style-name="Default" office:value-type="float" office:value="209.296296296296" calcext:value-type="float">
            <text:p>209.296296296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Mexico City</text:p>
          </table:table-cell>
          <table:table-cell office:value-type="float" office:value="2001" calcext:value-type="float">
            <text:p>2001</text:p>
          </table:table-cell>
          <table:table-cell office:value-type="float" office:value="1.17554522626213" calcext:value-type="float">
            <text:p>1.1755452263</text:p>
          </table:table-cell>
          <table:table-cell office:value-type="float" office:value="0.00000170243348425138" calcext:value-type="float">
            <text:p>1.70243348425138E-006</text:p>
          </table:table-cell>
          <table:table-cell office:value-type="float" office:value="0.0370011205510127" calcext:value-type="float">
            <text:p>0.0370011206</text:p>
          </table:table-cell>
          <table:table-cell office:value-type="string" calcext:value-type="string">
            <text:p>NA</text:p>
          </table:table-cell>
          <table:table-cell office:value-type="float" office:value="42631435.1308219" calcext:value-type="float">
            <text:p>42631435.1308219</text:p>
          </table:table-cell>
          <table:table-cell office:value-type="float" office:value="63235.0672093" calcext:value-type="float">
            <text:p>63235.0672093</text:p>
          </table:table-cell>
          <table:table-cell office:value-type="float" office:value="2927.227151" calcext:value-type="float">
            <text:p>2927.227151</text:p>
          </table:table-cell>
          <table:table-cell office:value-type="float" office:value="29.0281157921944" calcext:value-type="float">
            <text:p>29.02811579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Mexico City</text:p>
          </table:table-cell>
          <table:table-cell office:value-type="float" office:value="2006" calcext:value-type="float">
            <text:p>2006</text:p>
          </table:table-cell>
          <table:table-cell office:value-type="float" office:value="1.14718096162014" calcext:value-type="float">
            <text:p>1.1471809616</text:p>
          </table:table-cell>
          <table:table-cell office:value-type="float" office:value="0.00000152452340968648" calcext:value-type="float">
            <text:p>1.52452340968648E-006</text:p>
          </table:table-cell>
          <table:table-cell office:value-type="float" office:value="0.0429947702741318" calcext:value-type="float">
            <text:p>0.0429947703</text:p>
          </table:table-cell>
          <table:table-cell office:value-type="float" office:value="0" calcext:value-type="float">
            <text:p>0</text:p>
          </table:table-cell>
          <table:table-cell office:value-type="float" office:value="50855144.8837426" calcext:value-type="float">
            <text:p>50855144.8837426</text:p>
          </table:table-cell>
          <table:table-cell office:value-type="float" office:value="75675.0017106" calcext:value-type="float">
            <text:p>75675.0017106</text:p>
          </table:table-cell>
          <table:table-cell office:value-type="float" office:value="192056893.284839" calcext:value-type="float">
            <text:p>192056893.284839</text:p>
          </table:table-cell>
          <table:table-cell office:value-type="float" office:value="51.3615921426725" calcext:value-type="float">
            <text:p>51.3615921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Mexico City</text:p>
          </table:table-cell>
          <table:table-cell office:value-type="float" office:value="2011" calcext:value-type="float">
            <text:p>2011</text:p>
          </table:table-cell>
          <table:table-cell office:value-type="float" office:value="1.25129110492182" calcext:value-type="float">
            <text:p>1.2512911049</text:p>
          </table:table-cell>
          <table:table-cell office:value-type="float" office:value="0.00000107055553856456" calcext:value-type="float">
            <text:p>1.07055553856456E-006</text:p>
          </table:table-cell>
          <table:table-cell office:value-type="float" office:value="0.0374410523913466" calcext:value-type="float">
            <text:p>0.0374410524</text:p>
          </table:table-cell>
          <table:table-cell office:value-type="float" office:value="1" calcext:value-type="float">
            <text:p>1</text:p>
          </table:table-cell>
          <table:table-cell office:value-type="float" office:value="66968619.204692" calcext:value-type="float">
            <text:p>66968619.204692</text:p>
          </table:table-cell>
          <table:table-cell office:value-type="float" office:value="63696.1810337" calcext:value-type="float">
            <text:p>63696.1810337</text:p>
          </table:table-cell>
          <table:table-cell office:value-type="float" office:value="2244802177.73341" calcext:value-type="float">
            <text:p>2244802177.73341</text:p>
          </table:table-cell>
          <table:table-cell office:value-type="float" office:value="61.6501163091238" calcext:value-type="float">
            <text:p>61.6501163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Moscow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f</text:p>
          </table:table-cell>
          <table:table-cell office:value-type="float" office:value="0.000000600833494845678" calcext:value-type="float">
            <text:p>6.00833494845678E-007</text:p>
          </table:table-cell>
          <table:table-cell office:value-type="float" office:value="0.0142557899378142" calcext:value-type="float">
            <text:p>0.0142557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18.521" calcext:value-type="float">
            <text:p>18.521</text:p>
          </table:table-cell>
          <table:table-cell office:value-type="float" office:value="5554000000" calcext:value-type="float">
            <text:p>55540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f</text:p>
          </table:table-cell>
          <table:table-cell office:value-type="float" office:value="0.000000474608669114313" calcext:value-type="float">
            <text:p>4.74608669114313E-007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18.521" calcext:value-type="float">
            <text:p>18.521</text:p>
          </table:table-cell>
          <table:table-cell office:value-type="float" office:value="5268000000" calcext:value-type="float">
            <text:p>52680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float" office:value="1.71102077664779" calcext:value-type="float">
            <text:p>1.7110207766</text:p>
          </table:table-cell>
          <table:table-cell office:value-type="float" office:value="0.000000677414330040243" calcext:value-type="float">
            <text:p>6.77414330040243E-007</text:p>
          </table:table-cell>
          <table:table-cell office:value-type="float" office:value="0.0391261355999361" calcext:value-type="float">
            <text:p>0.0391261356</text:p>
          </table:table-cell>
          <table:table-cell office:value-type="float" office:value="1" calcext:value-type="float">
            <text:p>1</text:p>
          </table:table-cell>
          <table:table-cell office:value-type="float" office:value="144395155.46877" calcext:value-type="float">
            <text:p>144395155.46877</text:p>
          </table:table-cell>
          <table:table-cell office:value-type="float" office:value="62019.891542" calcext:value-type="float">
            <text:p>62019.891542</text:p>
          </table:table-cell>
          <table:table-cell office:value-type="float" office:value="2992003945.7809" calcext:value-type="float">
            <text:p>2992003945.780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Mumbai</text:p>
          </table:table-cell>
          <table:table-cell office:value-type="float" office:value="2001" calcext:value-type="float">
            <text:p>2001</text:p>
          </table:table-cell>
          <table:table-cell office:value-type="float" office:value="0.575549144330781" calcext:value-type="float">
            <text:p>0.5755491443</text:p>
          </table:table-cell>
          <table:table-cell office:value-type="float" office:value="0.00000163895406465845" calcext:value-type="float">
            <text:p>0.000001639</text:p>
          </table:table-cell>
          <table:table-cell office:value-type="float" office:value="0.00687368425446652" calcext:value-type="float">
            <text:p>0.0068736843</text:p>
          </table:table-cell>
          <table:table-cell office:value-type="string" calcext:value-type="string">
            <text:p>NA</text:p>
          </table:table-cell>
          <table:table-cell office:value-type="float" office:value="14032145.4977654" calcext:value-type="float">
            <text:p>14032145.4977654</text:p>
          </table:table-cell>
          <table:table-cell office:value-type="float" office:value="34930.6094746" calcext:value-type="float">
            <text:p>34930.6094746</text:p>
          </table:table-cell>
          <table:table-cell office:value-type="float" office:value="229.6380904" calcext:value-type="float">
            <text:p>229.6380904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umbai</text:p>
          </table:table-cell>
          <table:table-cell office:value-type="float" office:value="2006" calcext:value-type="float">
            <text:p>2006</text:p>
          </table:table-cell>
          <table:table-cell office:value-type="float" office:value="0.650673779010483" calcext:value-type="float">
            <text:p>0.650673779</text:p>
          </table:table-cell>
          <table:table-cell office:value-type="float" office:value="0.000000756814413194972" calcext:value-type="float">
            <text:p>7.56814413194972E-007</text:p>
          </table:table-cell>
          <table:table-cell office:value-type="float" office:value="0.00823626229508197" calcext:value-type="float">
            <text:p>0.0082362623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35405386.3133333" calcext:value-type="float">
            <text:p>35405386.3133333</text:p>
          </table:table-cell>
          <table:table-cell office:value-type="float" office:value="40984.7124111" calcext:value-type="float">
            <text:p>40984.7124111</text:p>
          </table:table-cell>
          <table:table-cell office:value-type="float" office:value="4555246784.42821" calcext:value-type="float">
            <text:p>4555246784.42821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Mumbai</text:p>
          </table:table-cell>
          <table:table-cell office:value-type="float" office:value="2011" calcext:value-type="float">
            <text:p>2011</text:p>
          </table:table-cell>
          <table:table-cell office:value-type="float" office:value="1.53840770210958" calcext:value-type="float">
            <text:p>1.5384077021</text:p>
          </table:table-cell>
          <table:table-cell office:value-type="float" office:value="0.000000956280317802028" calcext:value-type="float">
            <text:p>9.56280317802028E-007</text:p>
          </table:table-cell>
          <table:table-cell office:value-type="float" office:value="0.00857869733308961" calcext:value-type="float">
            <text:p>0.0085786973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20390333.2045537" calcext:value-type="float">
            <text:p>20390333.2045537</text:p>
          </table:table-cell>
          <table:table-cell office:value-type="float" office:value="36876.1542377" calcext:value-type="float">
            <text:p>36876.1542377</text:p>
          </table:table-cell>
          <table:table-cell office:value-type="float" office:value="6538682123.57182" calcext:value-type="float">
            <text:p>6538682123.57182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New York City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New York City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33443880" calcext:value-type="float">
            <text:p>21833443880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New York City</text:p>
          </table:table-cell>
          <table:table-cell office:value-type="float" office:value="2011" calcext:value-type="float">
            <text:p>2011</text:p>
          </table:table-cell>
          <table:table-cell office:value-type="float" office:value="1.23367019285096" calcext:value-type="float">
            <text:p>1.2336701929</text:p>
          </table:table-cell>
          <table:table-cell office:value-type="string" calcext:value-type="string">
            <text:p>Inf</text:p>
          </table:table-cell>
          <table:table-cell office:value-type="float" office:value="0.127209364164462" calcext:value-type="float">
            <text:p>0.127209364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493765.5439008" calcext:value-type="float">
            <text:p>493765.5439008</text:p>
          </table:table-cell>
          <table:table-cell office:value-type="float" office:value="13104.7907565" calcext:value-type="float">
            <text:p>13104.7907565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Osaka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Osaka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Osaka</text:p>
          </table:table-cell>
          <table:table-cell office:value-type="float" office:value="2011" calcext:value-type="float">
            <text:p>2011</text:p>
          </table:table-cell>
          <table:table-cell office:value-type="float" office:value="1.6460782446383" calcext:value-type="float">
            <text:p>1.6460782446</text:p>
          </table:table-cell>
          <table:table-cell office:value-type="float" office:value="2561.92885375494" calcext:value-type="float">
            <text:p>2561.9288537549</text:p>
          </table:table-cell>
          <table:table-cell office:value-type="float" office:value="0.0758579202996079" calcext:value-type="float">
            <text:p>0.0758579203</text:p>
          </table:table-cell>
          <table:table-cell office:value-type="float" office:value="1" calcext:value-type="float">
            <text:p>1</text:p>
          </table:table-cell>
          <table:table-cell office:value-type="float" office:value="0.0742587697992812" calcext:value-type="float">
            <text:p>0.0742587698</text:p>
          </table:table-cell>
          <table:table-cell office:value-type="float" office:value="183596.65128" calcext:value-type="float">
            <text:p>183596.65128</text:p>
          </table:table-cell>
          <table:table-cell office:value-type="float" office:value="5027551017.87283" calcext:value-type="float">
            <text:p>5027551017.87283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Paris</text:p>
          </table:table-cell>
          <table:table-cell office:value-type="float" office:value="2001" calcext:value-type="float">
            <text:p>2001</text:p>
          </table:table-cell>
          <table:table-cell office:value-type="float" office:value="1.05183110880857" calcext:value-type="float">
            <text:p>1.0518311088</text:p>
          </table:table-cell>
          <table:table-cell office:value-type="float" office:value="0.00000164973470502825" calcext:value-type="float">
            <text:p>1.64973470502825E-006</text:p>
          </table:table-cell>
          <table:table-cell office:value-type="float" office:value="0.0694127014545484" calcext:value-type="float">
            <text:p>0.0694127015</text:p>
          </table:table-cell>
          <table:table-cell office:value-type="string" calcext:value-type="string">
            <text:p>NA</text:p>
          </table:table-cell>
          <table:table-cell office:value-type="float" office:value="98433078.4163334" calcext:value-type="float">
            <text:p>98433078.4163334</text:p>
          </table:table-cell>
          <table:table-cell office:value-type="float" office:value="164976.27748" calcext:value-type="float">
            <text:p>164976.27748</text:p>
          </table:table-cell>
          <table:table-cell office:value-type="float" office:value="1250836419.28418" calcext:value-type="float">
            <text:p>1250836419.28418</text:p>
          </table:table-cell>
          <table:table-cell office:value-type="float" office:value="286.864816472695" calcext:value-type="float">
            <text:p>286.86481647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Paris</text:p>
          </table:table-cell>
          <table:table-cell office:value-type="float" office:value="2006" calcext:value-type="float">
            <text:p>2006</text:p>
          </table:table-cell>
          <table:table-cell office:value-type="float" office:value="0.979007112723317" calcext:value-type="float">
            <text:p>0.9790071127</text:p>
          </table:table-cell>
          <table:table-cell office:value-type="float" office:value="0.00000140987928143628" calcext:value-type="float">
            <text:p>1.40987928143628E-006</text:p>
          </table:table-cell>
          <table:table-cell office:value-type="float" office:value="0.0680545940133884" calcext:value-type="float">
            <text:p>0.0680545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office:value-type="float" office:value="179994.50487" calcext:value-type="float">
            <text:p>179994.50487</text:p>
          </table:table-cell>
          <table:table-cell office:value-type="float" office:value="1409.7053" calcext:value-type="float">
            <text:p>1409.7053</text:p>
          </table:table-cell>
          <table:table-cell office:value-type="float" office:value="306.497761862131" calcext:value-type="float">
            <text:p>306.497761862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60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32812617132465" calcext:value-type="float">
            <text:p>1.3281261713</text:p>
          </table:table-cell>
          <table:table-cell table:style-name="Default" office:value-type="float" office:value="0.00000111003145994943" calcext:value-type="float">
            <text:p>0.00000111</text:p>
          </table:table-cell>
          <table:table-cell table:style-name="Default" office:value-type="float" office:value="0.0632080838610053" calcext:value-type="float">
            <text:p>0.0632080839</text:p>
          </table:table-cell>
          <table:table-cell table:style-name="Default" office:value-type="float" office:value="0.943209046353958" calcext:value-type="float">
            <text:p>0.9432090464</text:p>
          </table:table-cell>
          <table:table-cell table:style-name="Default" office:value-type="float" office:value="103311223.361702" calcext:value-type="float">
            <text:p>103311223.361702</text:p>
          </table:table-cell>
          <table:table-cell table:style-name="Default" office:value-type="float" office:value="188064.726" calcext:value-type="float">
            <text:p>188064.726</text:p>
          </table:table-cell>
          <table:table-cell table:style-name="Default" office:value-type="float" office:value="5064193831.3206" calcext:value-type="float">
            <text:p>5064193831.3206</text:p>
          </table:table-cell>
          <table:table-cell table:style-name="Default" office:value-type="float" office:value="266.175470008953" calcext:value-type="float">
            <text:p>266.17547000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Rio de Janeiro</text:p>
          </table:table-cell>
          <table:table-cell office:value-type="float" office:value="2001" calcext:value-type="float">
            <text:p>2001</text:p>
          </table:table-cell>
          <table:table-cell office:value-type="float" office:value="1.22834487346919" calcext:value-type="float">
            <text:p>1.2283448735</text:p>
          </table:table-cell>
          <table:table-cell office:value-type="float" office:value="0.00000288483333333333" calcext:value-type="float">
            <text:p>2.88483333333333E-006</text:p>
          </table:table-cell>
          <table:table-cell office:value-type="float" office:value="0.0229316176683683" calcext:value-type="float">
            <text:p>0.0229316177</text:p>
          </table:table-cell>
          <table:table-cell office:value-type="float" office:value="0.459740274087617" calcext:value-type="float">
            <text:p>0.4597402741</text:p>
          </table:table-cell>
          <table:table-cell office:value-type="string" calcext:value-type="string">
            <text:p>Inf</text:p>
          </table:table-cell>
          <table:table-cell office:value-type="float" office:value="48045.65692" calcext:value-type="float">
            <text:p>48045.65692</text:p>
          </table:table-cell>
          <table:table-cell office:value-type="float" office:value="4607992810.55788" calcext:value-type="float">
            <text:p>4607992810.55788</text:p>
          </table:table-cell>
          <table:table-cell office:value-type="float" office:value="60.8804867731754" calcext:value-type="float">
            <text:p>60.880486773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62</text:p>
          </table:table-cell>
          <table:table-cell table:style-name="Default" office:value-type="string" calcext:value-type="string">
            <text:p>Rio de Janeiro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34365000803743" calcext:value-type="float">
            <text:p>1.343650008</text:p>
          </table:table-cell>
          <table:table-cell table:style-name="Default" office:value-type="float" office:value="0.00000287709057971014" calcext:value-type="float">
            <text:p>2.87709057971014E-006</text:p>
          </table:table-cell>
          <table:table-cell table:style-name="Default" office:value-type="float" office:value="0.0275385387279937" calcext:value-type="float">
            <text:p>0.0275385387</text:p>
          </table:table-cell>
          <table:table-cell table:style-name="Default" office:value-type="float" office:value="0.475108837738678" calcext:value-type="float">
            <text:p>0.4751088377</text:p>
          </table:table-cell>
          <table:table-cell table:style-name="Default" office:value-type="float" office:value="27319970.3043801" calcext:value-type="float">
            <text:p>27319970.3043801</text:p>
          </table:table-cell>
          <table:table-cell table:style-name="Default" office:value-type="float" office:value="51860.626586" calcext:value-type="float">
            <text:p>51860.626586</text:p>
          </table:table-cell>
          <table:table-cell table:style-name="Default" office:value-type="float" office:value="4746299821.54343" calcext:value-type="float">
            <text:p>4746299821.54343</text:p>
          </table:table-cell>
          <table:table-cell table:style-name="Default" office:value-type="float" office:value="70.6602023883122" calcext:value-type="float">
            <text:p>70.6602023883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63</text:p>
          </table:table-cell>
          <table:table-cell table:style-name="Default" office:value-type="string" calcext:value-type="string">
            <text:p>Rio de Janeiro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60133229704473" calcext:value-type="float">
            <text:p>1.601332297</text:p>
          </table:table-cell>
          <table:table-cell table:style-name="Default" office:value-type="float" office:value="0.00000240690528905289" calcext:value-type="float">
            <text:p>2.40690528905289E-006</text:p>
          </table:table-cell>
          <table:table-cell table:style-name="Default" office:value-type="float" office:value="0.0328603009748951" calcext:value-type="float">
            <text:p>0.032860301</text:p>
          </table:table-cell>
          <table:table-cell table:style-name="Default" office:value-type="float" office:value="0.648409631297559" calcext:value-type="float">
            <text:p>0.6484096313</text:p>
          </table:table-cell>
          <table:table-cell table:style-name="Default" office:value-type="float" office:value="44805731.6065032" calcext:value-type="float">
            <text:p>44805731.6065032</text:p>
          </table:table-cell>
          <table:table-cell table:style-name="Default" office:value-type="float" office:value="69261.922053" calcext:value-type="float">
            <text:p>69261.922053</text:p>
          </table:table-cell>
          <table:table-cell table:style-name="Default" office:value-type="float" office:value="5027012820.85693" calcext:value-type="float">
            <text:p>5027012820.85693</text:p>
          </table:table-cell>
          <table:table-cell table:style-name="Default" office:value-type="float" office:value="65.8887840432109" calcext:value-type="float">
            <text:p>65.888784043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Sao Paulo</text:p>
          </table:table-cell>
          <table:table-cell office:value-type="float" office:value="2001" calcext:value-type="float">
            <text:p>2001</text:p>
          </table:table-cell>
          <table:table-cell office:value-type="float" office:value="1.23490019508065" calcext:value-type="float">
            <text:p>1.2349001951</text:p>
          </table:table-cell>
          <table:table-cell office:value-type="float" office:value="0.00000263192681388013" calcext:value-type="float">
            <text:p>2.63192681388013E-006</text:p>
          </table:table-cell>
          <table:table-cell office:value-type="float" office:value="0.0233280890479436" calcext:value-type="float">
            <text:p>0.023328089</text:p>
          </table:table-cell>
          <table:table-cell office:value-type="float" office:value="0.565131781716993" calcext:value-type="float">
            <text:p>0.5651317817</text:p>
          </table:table-cell>
          <table:table-cell office:value-type="string" calcext:value-type="string">
            <text:p>Inf</text:p>
          </table:table-cell>
          <table:table-cell office:value-type="float" office:value="76253.7772" calcext:value-type="float">
            <text:p>76253.7772</text:p>
          </table:table-cell>
          <table:table-cell office:value-type="float" office:value="5139517639.43532" calcext:value-type="float">
            <text:p>5139517639.43532</text:p>
          </table:table-cell>
          <table:table-cell office:value-type="float" office:value="56.360267354907" calcext:value-type="float">
            <text:p>56.36026735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65</text:p>
          </table:table-cell>
          <table:table-cell table:style-name="Default" office:value-type="string" calcext:value-type="string">
            <text:p>Sao Paulo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2519661965935" calcext:value-type="float">
            <text:p>1.2519661966</text:p>
          </table:table-cell>
          <table:table-cell table:style-name="Default" office:value-type="float" office:value="0.00000179757325319309" calcext:value-type="float">
            <text:p>1.79757325319309E-006</text:p>
          </table:table-cell>
          <table:table-cell table:style-name="Default" office:value-type="float" office:value="0.0249362788583385" calcext:value-type="float">
            <text:p>0.0249362789</text:p>
          </table:table-cell>
          <table:table-cell table:style-name="Default" office:value-type="float" office:value="0.548845296812931" calcext:value-type="float">
            <text:p>0.5488452968</text:p>
          </table:table-cell>
          <table:table-cell table:style-name="Default" office:value-type="float" office:value="59208185.0533808" calcext:value-type="float">
            <text:p>59208185.0533808</text:p>
          </table:table-cell>
          <table:table-cell table:style-name="Default" office:value-type="float" office:value="79832.320296" calcext:value-type="float">
            <text:p>79832.320296</text:p>
          </table:table-cell>
          <table:table-cell table:style-name="Default" office:value-type="float" office:value="5646554607.14249" calcext:value-type="float">
            <text:p>5646554607.14249</text:p>
          </table:table-cell>
          <table:table-cell table:style-name="Default" office:value-type="float" office:value="61.6365561511482" calcext:value-type="float">
            <text:p>61.6365561511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66</text:p>
          </table:table-cell>
          <table:table-cell table:style-name="Default" office:value-type="string" calcext:value-type="string">
            <text:p>Sao Paulo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.27505206944832" calcext:value-type="float">
            <text:p>1.2750520694</text:p>
          </table:table-cell>
          <table:table-cell table:style-name="Default" office:value-type="float" office:value="0.00000138828268210323" calcext:value-type="float">
            <text:p>1.38828268210323E-006</text:p>
          </table:table-cell>
          <table:table-cell table:style-name="Default" office:value-type="float" office:value="0.0290367151889925" calcext:value-type="float">
            <text:p>0.0290367152</text:p>
          </table:table-cell>
          <table:table-cell table:style-name="Default" office:value-type="float" office:value="0.583374646757752" calcext:value-type="float">
            <text:p>0.5833746468</text:p>
          </table:table-cell>
          <table:table-cell table:style-name="Default" office:value-type="float" office:value="71041809.4585332" calcext:value-type="float">
            <text:p>71041809.4585332</text:p>
          </table:table-cell>
          <table:table-cell table:style-name="Default" office:value-type="float" office:value="117923.141293" calcext:value-type="float">
            <text:p>117923.141293</text:p>
          </table:table-cell>
          <table:table-cell table:style-name="Default" office:value-type="float" office:value="6115396037.2485" calcext:value-type="float">
            <text:p>6115396037.2485</text:p>
          </table:table-cell>
          <table:table-cell table:style-name="Default" office:value-type="float" office:value="76.8790946992257" calcext:value-type="float">
            <text:p>76.879094699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Seoul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68</text:p>
          </table:table-cell>
          <table:table-cell table:style-name="Default" office:value-type="string" calcext:value-type="string">
            <text:p>Seoul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64281170949737" calcext:value-type="float">
            <text:p>1.6428117095</text:p>
          </table:table-cell>
          <table:table-cell table:style-name="Default" office:value-type="float" office:value="0.00000140020847683831" calcext:value-type="float">
            <text:p>1.40020847683831E-006</text:p>
          </table:table-cell>
          <table:table-cell table:style-name="Default" office:value-type="float" office:value="0.0384052706167653" calcext:value-type="float">
            <text:p>0.0384052706</text:p>
          </table:table-cell>
          <table:table-cell table:style-name="Default" office:value-type="float" office:value="0.908713188152731" calcext:value-type="float">
            <text:p>0.9087131882</text:p>
          </table:table-cell>
          <table:table-cell table:style-name="Default" office:value-type="float" office:value="98268283.3431331" calcext:value-type="float">
            <text:p>98268283.3431331</text:p>
          </table:table-cell>
          <table:table-cell table:style-name="Default" office:value-type="float" office:value="49099.1767093" calcext:value-type="float">
            <text:p>49099.1767093</text:p>
          </table:table-cell>
          <table:table-cell table:style-name="Default" office:value-type="float" office:value="3619136234.93365" calcext:value-type="float">
            <text:p>3619136234.93365</text:p>
          </table:table-cell>
          <table:table-cell table:style-name="Default" office:value-type="float" office:value="173.15208552138" calcext:value-type="float">
            <text:p>173.1520855214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69</text:p>
          </table:table-cell>
          <table:table-cell table:style-name="Default" office:value-type="string" calcext:value-type="string">
            <text:p>Seoul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.15773428975106" calcext:value-type="float">
            <text:p>2.1577342898</text:p>
          </table:table-cell>
          <table:table-cell table:style-name="Default" office:value-type="float" office:value="0.00000122064408557872" calcext:value-type="float">
            <text:p>1.22064408557872E-006</text:p>
          </table:table-cell>
          <table:table-cell table:style-name="Default" office:value-type="float" office:value="0.0393791860286867" calcext:value-type="float">
            <text:p>0.039379186</text:p>
          </table:table-cell>
          <table:table-cell table:style-name="Default" office:value-type="float" office:value="0.960779353546523" calcext:value-type="float">
            <text:p>0.9607793535</text:p>
          </table:table-cell>
          <table:table-cell table:style-name="Default" office:value-type="float" office:value="127833874.949475" calcext:value-type="float">
            <text:p>127833874.949475</text:p>
          </table:table-cell>
          <table:table-cell table:style-name="Default" office:value-type="float" office:value="48596.7644866" calcext:value-type="float">
            <text:p>48596.7644866</text:p>
          </table:table-cell>
          <table:table-cell table:style-name="Default" office:value-type="float" office:value="3466007942.04347" calcext:value-type="float">
            <text:p>3466007942.04347</text:p>
          </table:table-cell>
          <table:table-cell table:style-name="Default" office:value-type="float" office:value="173.809969992498" calcext:value-type="float">
            <text:p>173.809969992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Shanghai</text:p>
          </table:table-cell>
          <table:table-cell office:value-type="float" office:value="2001" calcext:value-type="float">
            <text:p>2001</text:p>
          </table:table-cell>
          <table:table-cell office:value-type="float" office:value="1.21046617095533" calcext:value-type="float">
            <text:p>1.210466171</text:p>
          </table:table-cell>
          <table:table-cell office:value-type="float" office:value="0.0000073609544924307" calcext:value-type="float">
            <text:p>0.000007361</text:p>
          </table:table-cell>
          <table:table-cell office:value-type="float" office:value="0.0696603993214772" calcext:value-type="float">
            <text:p>0.0696603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35944.1422938" calcext:value-type="float">
            <text:p>235944.1422938</text:p>
          </table:table-cell>
          <table:table-cell office:value-type="float" office:value="23615000943.5975" calcext:value-type="float">
            <text:p>23615000943.5975</text:p>
          </table:table-cell>
          <table:table-cell office:value-type="float" office:value="620.967979002625" calcext:value-type="float">
            <text:p>620.967979002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71</text:p>
          </table:table-cell>
          <table:table-cell table:style-name="Default" office:value-type="string" calcext:value-type="string">
            <text:p>Shanghai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.22232572922739" calcext:value-type="float">
            <text:p>1.2223257292</text:p>
          </table:table-cell>
          <table:table-cell table:style-name="Default" office:value-type="float" office:value="0.00000615034979342126" calcext:value-type="float">
            <text:p>6.15034979342126E-006</text:p>
          </table:table-cell>
          <table:table-cell table:style-name="Default" office:value-type="float" office:value="0.0945873326850329" calcext:value-type="float">
            <text:p>0.0945873327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93431487.7822456" calcext:value-type="float">
            <text:p>93431487.7822456</text:p>
          </table:table-cell>
          <table:table-cell table:style-name="Default" office:value-type="float" office:value="373926.632424144" calcext:value-type="float">
            <text:p>373926.632424144</text:p>
          </table:table-cell>
          <table:table-cell table:style-name="Default" office:value-type="float" office:value="34711601857.445" calcext:value-type="float">
            <text:p>34711601857.445</text:p>
          </table:table-cell>
          <table:table-cell table:style-name="Default" office:value-type="float" office:value="873.263254593176" calcext:value-type="float">
            <text:p>873.263254593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Shanghai</text:p>
          </table:table-cell>
          <table:table-cell office:value-type="float" office:value="2011" calcext:value-type="float">
            <text:p>2011</text:p>
          </table:table-cell>
          <table:table-cell office:value-type="float" office:value="1.27490595256747" calcext:value-type="float">
            <text:p>1.2749059526</text:p>
          </table:table-cell>
          <table:table-cell office:value-type="float" office:value="0.00000463605073118217" calcext:value-type="float">
            <text:p>4.63605073118217E-006</text:p>
          </table:table-cell>
          <table:table-cell office:value-type="float" office:value="0.0902618885944808" calcext:value-type="float">
            <text:p>0.0902618886</text:p>
          </table:table-cell>
          <table:table-cell office:value-type="float" office:value="0" calcext:value-type="float">
            <text:p>0</text:p>
          </table:table-cell>
          <table:table-cell office:value-type="float" office:value="108318774.729819" calcext:value-type="float">
            <text:p>108318774.729819</text:p>
          </table:table-cell>
          <table:table-cell office:value-type="float" office:value="433975.7658668" calcext:value-type="float">
            <text:p>433975.7658668</text:p>
          </table:table-cell>
          <table:table-cell office:value-type="float" office:value="30063653212.1223" calcext:value-type="float">
            <text:p>30063653212.1223</text:p>
          </table:table-cell>
          <table:table-cell office:value-type="float" office:value="802.617560695538" calcext:value-type="float">
            <text:p>802.617560695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73</text:p>
          </table:table-cell>
          <table:table-cell table:style-name="Default" office:value-type="string" calcext:value-type="string">
            <text:p>Shenzhen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.82951399070574" calcext:value-type="float">
            <text:p>1.8295139907</text:p>
          </table:table-cell>
          <table:table-cell table:style-name="Default" office:value-type="float" office:value="0.00000215969007939637" calcext:value-type="float">
            <text:p>2.15969007939637E-006</text:p>
          </table:table-cell>
          <table:table-cell table:style-name="Default" office:value-type="float" office:value="0.022422508522296" calcext:value-type="float">
            <text:p>0.0224225085</text:p>
          </table:table-cell>
          <table:table-cell table:style-name="Default" office:value-type="float" office:value="0.896350940052799" calcext:value-type="float">
            <text:p>0.8963509401</text:p>
          </table:table-cell>
          <table:table-cell table:style-name="Default" office:value-type="float" office:value="19569899.8985434" calcext:value-type="float">
            <text:p>19569899.8985434</text:p>
          </table:table-cell>
          <table:table-cell table:style-name="Default" office:value-type="float" office:value="20705.793269" calcext:value-type="float">
            <text:p>20705.793269</text:p>
          </table:table-cell>
          <table:table-cell table:style-name="Default" office:value-type="float" office:value="4877951134.57542" calcext:value-type="float">
            <text:p>4877951134.57542</text:p>
          </table:table-cell>
          <table:table-cell table:style-name="Default" office:value-type="float" office:value="12.7584744937695" calcext:value-type="float">
            <text:p>12.758474493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Shenzhen</text:p>
          </table:table-cell>
          <table:table-cell office:value-type="float" office:value="2006" calcext:value-type="float">
            <text:p>2006</text:p>
          </table:table-cell>
          <table:table-cell office:value-type="float" office:value="79.7649303281671" calcext:value-type="float">
            <text:p>79.7649303282</text:p>
          </table:table-cell>
          <table:table-cell office:value-type="float" office:value="0.00000105593996032541" calcext:value-type="float">
            <text:p>1.05593996032541E-006</text:p>
          </table:table-cell>
          <table:table-cell office:value-type="float" office:value="0.020134715876478" calcext:value-type="float">
            <text:p>0.0201347159</text:p>
          </table:table-cell>
          <table:table-cell office:value-type="float" office:value="0.974627842148607" calcext:value-type="float">
            <text:p>0.9746278421</text:p>
          </table:table-cell>
          <table:table-cell office:value-type="float" office:value="49895398.8756383" calcext:value-type="float">
            <text:p>49895398.8756383</text:p>
          </table:table-cell>
          <table:table-cell office:value-type="float" office:value="571.8891158" calcext:value-type="float">
            <text:p>571.8891158</text:p>
          </table:table-cell>
          <table:table-cell office:value-type="float" office:value="6480999200" calcext:value-type="float">
            <text:p>64809992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Default" office:value-type="string" calcext:value-type="string">
            <text:p>Shenzhen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.98161919021185" calcext:value-type="float">
            <text:p>2.9816191902</text:p>
          </table:table-cell>
          <table:table-cell table:style-name="Default" office:value-type="float" office:value="0.00000130507422265906" calcext:value-type="float">
            <text:p>1.30507422265906E-006</text:p>
          </table:table-cell>
          <table:table-cell table:style-name="Default" office:value-type="float" office:value="0.0341549553852915" calcext:value-type="float">
            <text:p>0.0341549554</text:p>
          </table:table-cell>
          <table:table-cell table:style-name="Default" office:value-type="float" office:value="0.974888605745375" calcext:value-type="float">
            <text:p>0.9748886057</text:p>
          </table:table-cell>
          <table:table-cell table:style-name="Default" office:value-type="float" office:value="59847767.3986848" calcext:value-type="float">
            <text:p>59847767.3986848</text:p>
          </table:table-cell>
          <table:table-cell table:style-name="Default" office:value-type="float" office:value="260269.1197852" calcext:value-type="float">
            <text:p>260269.1197852</text:p>
          </table:table-cell>
          <table:table-cell table:style-name="Default" office:value-type="float" office:value="7274085558.59849" calcext:value-type="float">
            <text:p>7274085558.59849</text:p>
          </table:table-cell>
          <table:table-cell table:style-name="Default" office:value-type="float" office:value="18.9622517523364" calcext:value-type="float">
            <text:p>18.962251752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Tehran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00000422672420362966" calcext:value-type="float">
            <text:p>4.22672420362966E-008</text:p>
          </table:table-cell>
          <table:table-cell office:value-type="float" office:value="0.000901808280759074" calcext:value-type="float">
            <text:p>0.0009018083</text:p>
          </table:table-cell>
          <table:table-cell office:value-type="float" office:value="0.750000002580497" calcext:value-type="float">
            <text:p>0.7500000026</text:p>
          </table:table-cell>
          <table:table-cell office:value-type="string" calcext:value-type="string">
            <text:p>Inf</text:p>
          </table:table-cell>
          <table:table-cell office:value-type="float" office:value="2452.9818624" calcext:value-type="float">
            <text:p>2452.9818624</text:p>
          </table:table-cell>
          <table:table-cell office:value-type="float" office:value="1695409544.67191" calcext:value-type="float">
            <text:p>1695409544.67191</text:p>
          </table:table-cell>
          <table:table-cell office:value-type="float" office:value="2.00339090909091" calcext:value-type="float">
            <text:p>2.0033909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Tehran</text:p>
          </table:table-cell>
          <table:table-cell office:value-type="float" office:value="2006" calcext:value-type="float">
            <text:p>2006</text:p>
          </table:table-cell>
          <table:table-cell office:value-type="float" office:value="1.85256493223413" calcext:value-type="float">
            <text:p>1.8525649322</text:p>
          </table:table-cell>
          <table:table-cell office:value-type="float" office:value="0.00000221295631218206" calcext:value-type="float">
            <text:p>0.000002213</text:p>
          </table:table-cell>
          <table:table-cell office:value-type="float" office:value="0.0302864154774756" calcext:value-type="float">
            <text:p>0.0302864155</text:p>
          </table:table-cell>
          <table:table-cell office:value-type="float" office:value="0.749999992570982" calcext:value-type="float">
            <text:p>0.7499999926</text:p>
          </table:table-cell>
          <table:table-cell office:value-type="string" calcext:value-type="string">
            <text:p>Inf</text:p>
          </table:table-cell>
          <table:table-cell office:value-type="float" office:value="43273.2453837" calcext:value-type="float">
            <text:p>43273.2453837</text:p>
          </table:table-cell>
          <table:table-cell office:value-type="float" office:value="1766837660.77596" calcext:value-type="float">
            <text:p>1766837660.77596</text:p>
          </table:table-cell>
          <table:table-cell office:value-type="float" office:value="2.79357272727273" calcext:value-type="float">
            <text:p>2.7935727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Tehran</text:p>
          </table:table-cell>
          <table:table-cell office:value-type="float" office:value="2011" calcext:value-type="float">
            <text:p>2011</text:p>
          </table:table-cell>
          <table:table-cell office:value-type="float" office:value="0.982463587350232" calcext:value-type="float">
            <text:p>0.9824635874</text:p>
          </table:table-cell>
          <table:table-cell office:value-type="float" office:value="0.00000770540990928997" calcext:value-type="float">
            <text:p>7.70540990928997E-006</text:p>
          </table:table-cell>
          <table:table-cell office:value-type="float" office:value="0.0911737897930059" calcext:value-type="float">
            <text:p>0.0911737898</text:p>
          </table:table-cell>
          <table:table-cell office:value-type="float" office:value="0.749999997751261" calcext:value-type="float">
            <text:p>0.7499999978</text:p>
          </table:table-cell>
          <table:table-cell office:value-type="float" office:value="56422397.7260274" calcext:value-type="float">
            <text:p>56422397.7260274</text:p>
          </table:table-cell>
          <table:table-cell office:value-type="float" office:value="238014.4390297" calcext:value-type="float">
            <text:p>238014.4390297</text:p>
          </table:table-cell>
          <table:table-cell office:value-type="float" office:value="1945538031.55279" calcext:value-type="float">
            <text:p>1945538031.55279</text:p>
          </table:table-cell>
          <table:table-cell office:value-type="float" office:value="324.370359090909" calcext:value-type="float">
            <text:p>324.3703590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Tokyo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Tokyo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93.5420405" calcext:value-type="float">
            <text:p>1093.5420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Tokyo</text:p>
          </table:table-cell>
          <table:table-cell office:value-type="float" office:value="2011" calcext:value-type="float">
            <text:p>2011</text:p>
          </table:table-cell>
          <table:table-cell office:value-type="float" office:value="1.50801052616095" calcext:value-type="float">
            <text:p>1.5080105262</text:p>
          </table:table-cell>
          <table:table-cell office:value-type="float" office:value="2247.8270788183" calcext:value-type="float">
            <text:p>2247.8270788183</text:p>
          </table:table-cell>
          <table:table-cell office:value-type="float" office:value="0.0719182246926057" calcext:value-type="float">
            <text:p>0.0719182247</text:p>
          </table:table-cell>
          <table:table-cell office:value-type="float" office:value="1" calcext:value-type="float">
            <text:p>1</text:p>
          </table:table-cell>
          <table:table-cell office:value-type="float" office:value="1.20007370748657" calcext:value-type="float">
            <text:p>1.2000737075</text:p>
          </table:table-cell>
          <table:table-cell office:value-type="float" office:value="395201.7538545" calcext:value-type="float">
            <text:p>395201.7538545</text:p>
          </table:table-cell>
          <table:table-cell office:value-type="float" office:value="8372886509.15678" calcext:value-type="float">
            <text:p>8372886509.15678</text:p>
          </table:table-cell>
          <table:table-cell office:value-type="string" calcext:value-type="string">
            <text:p>Inf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7:12:29.829313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17:33:05.364069389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901" meta:object-count="0"/>
  </office:meta>
</office:document-meta>
</file>